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anifest.rdf" manifest:media-type="application/rdf+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Thumbnails/thumbnail.png" manifest:media-type="image/png"/>
  <manifest:file-entry manifest:full-path="meta.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
  <manifest:file-entry manifest:full-path="ObjectReplacements/Object 25" manifest:media-type="application/x-openoffice-gdimetafile;windows_formatname=&quot;GDIMetaFile&quot;"/>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9" manifest:media-type=""/>
  <manifest:file-entry manifest:full-path="ObjectReplacements/Object 27" manifest:media-type="application/x-openoffice-gdimetafile;windows_formatname=&quot;GDIMetaFile&quo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6c73f5" officeooo:paragraph-rsid="006c73f5"/>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Standard">
      <style:text-properties officeooo:rsid="00627749" officeooo:paragraph-rsid="00627749"/>
    </style:style>
    <style:style style:name="P44" style:family="paragraph" style:parent-style-name="Title">
      <style:text-properties officeooo:rsid="007553f7" officeooo:paragraph-rsid="007553f7"/>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19in" svg:width="5.828in" svg:height="0.2508in" draw:z-index="1"><draw:object xlink:href="./Object 2" xlink:type="simple" xlink:show="embed" xlink:actuate="onLoad"/><draw:image xlink:href="./ObjectReplacements/Object 2" xlink:type="simple" xlink:show="embed" xlink:actuate="onLoad"/></draw:frame></text:p>
      <text:p text:style-name="P1"><draw:frame draw:style-name="fr1" draw:name="Object3" text:anchor-type="as-char" svg:y="-0.1819in" svg:width="3.0709in" svg:height="0.2508in"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2693in" svg:width="2.0374in" svg:height="0.4429in" draw:z-index="13"><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1484in" svg:width="0.8543in" svg:height="0.2091in"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1484in" svg:width="1.5543in" svg:height="0.2091in"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2437in" svg:width="1.4075in" svg:height="0.3929in"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2437in" svg:width="0.861in" svg:height="0.3929in"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1484in" svg:width="1.828in" svg:height="0.2098in" draw:z-index="14"><draw:object xlink:href="./Object 15" xlink:type="simple" xlink:show="embed" xlink:actuate="onLoad"/><draw:image xlink:href="./ObjectReplacements/Object 15" xlink:type="simple" xlink:show="embed" xlink:actuate="onLoad"/></draw:frame></text:p>
      <text:p text:style-name="P3"><draw:frame draw:style-name="fr1" draw:name="Object16" text:anchor-type="as-char" svg:y="-0.172in" svg:width="1.6256in" svg:height="0.2335in" draw:z-index="15"><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text:soft-page-break/>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text:soft-page-break/>Monism – matter</text:p>
      <text:p text:style-name="P22">Manicheanism</text:p>
      <text:p text:style-name="P22"/>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40">5-10: Ace 5 distinct jobs in one lifetime to achieve immortality – the sixth job.</text:p>
      <text:p text:style-name="P41"/>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1819in" svg:width="6.4016in" svg:height="0.2508in"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1819in" svg:width="3.9929in" svg:height="0.2508in" draw:z-index="21"><draw:object xlink:href="./Object 22" xlink:type="simple" xlink:show="embed" xlink:actuate="onLoad"/><draw:image xlink:href="./ObjectReplacements/Object 22" xlink:type="simple" xlink:show="embed" xlink:actuate="onLoad"/><svg:desc>formula</svg:desc></draw:frame></text:p>
      <text:p text:style-name="P2"><text:soft-page-break/><draw:frame draw:style-name="fr1" draw:name="Object23" text:anchor-type="as-char" svg:y="-0.2693in" svg:width="2.3181in" svg:height="0.4429in"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1819in" svg:width="1.378in" svg:height="0.2508in"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1484in" svg:width="1.0646in" svg:height="0.1874in"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0.5252in" svg:width="2.0866in" svg:height="0.6161in"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2898in" svg:width="0.7925in" svg:height="0.4634in"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2898in" svg:width="0.6693in" svg:height="0.4634in" draw:z-index="29"><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1484in" svg:width="0.6429in" svg:height="0.2098in"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1484in" svg:width="0.2126in" svg:height="0.2098in"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39">The 500’000 years of Earth is based on iso light speed change to increasing light speed to preserve the gravity’s frequan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2-29T08:51:03.859618604</dc:date>
    <meta:editing-duration>PT5H41M44S</meta:editing-duration>
    <meta:editing-cycles>80</meta:editing-cycles>
    <meta:generator>LibreOffice/7.6.4.1$Linux_AARCH64 LibreOffice_project/60$Build-1</meta:generator>
    <meta:document-statistic meta:table-count="0" meta:image-count="0" meta:object-count="30" meta:page-count="5" meta:paragraph-count="127" meta:word-count="1927" meta:character-count="11364" meta:non-whitespace-character-count="9530"/>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frac>
        <msub>
          <mi>d</mi>
          <mi>d</mi>
        </msub>
        <msub>
          <mi mathvariant="italic">dt</mi>
          <mi>d</mi>
        </msub>
      </mfrac>
      <mi>ψ</mi>
    </mrow>
    <annotation encoding="StarMath 5.0">Z_1+Z_2= (m_0 + u_EM/c^2) %psi {d_d over dt_d} %psi</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row>
    <annotation encoding="StarMath 5.0">Z_1=int (valx (E_a) otimes E_b+E_a odot valx (E_b) + valxt(B_a)  langle "" otimes ; odot "" rangle  (B_b)+B_a langle "" odot ; otimes "" rangle valxt (B_b)) dr_c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sub>
        <mi>v</mi>
        <mi>δ</mi>
      </msub>
    </mrow>
    <annotation encoding="StarMath 5.0">Z_2= (m_0+u_{EM}/c^2) %psi (int sqrt {valt_%gamma (v_%alpha) v_%beta} v_%gamma dt_%delta )v_%delta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